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WWNum1"/>
    <style:style style:name="P3" style:family="paragraph" style:parent-style-name="Heading_20_1" style:master-page-name="Standard">
      <style:paragraph-properties style:page-number="auto"/>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agger library of congress</text:h>
      <text:h text:style-name="Heading_20_2" text:outline-level="2">Mogelijkheden</text:h>
      <text:list xml:id="list255991938" text:style-name="L1">
        <text:list-item>
          <text:p text:style-name="P1">Create bag:</text:p>
          <text:list>
            <text:list-item>
              <text:p text:style-name="P1">selecteer versie van bagit. </text:p>
            </text:list-item>
            <text:list-item>
              <text:p text:style-name="P1">Selecteer profiel voor baginfo</text:p>
            </text:list-item>
          </text:list>
        </text:list-item>
        <text:list-item>
          <text:p text:style-name="P1">Voeg payloads en tagbestanden toe:</text:p>
          <text:list>
            <text:list-item>
              <text:p text:style-name="P1">klik op '+' boven de lijst om bestanden te selecteren</text:p>
            </text:list-item>
            <text:list-item>
              <text:p text:style-name="P1">klik op '-' om een geselecteerd bestand of map terug uit de lijst te verwijderen.</text:p>
            </text:list-item>
            <text:list-item>
              <text:p text:style-name="P1">Verplaats bestanden naar de lijst via drag and drop.</text:p>
            </text:list-item>
            <text:list-item>
              <text:p text:style-name="P1">Verplaats url vanuit browser naar lijst via drag-and-drop</text:p>
            </text:list-item>
          </text:list>
        </text:list-item>
        <text:list-item>
          <text:p text:style-name="P1">Opslaan van bagit:</text:p>
          <text:list>
            <text:list-item>
              <text:p text:style-name="P1">kies opslagplaats</text:p>
            </text:list-item>
            <text:list-item>
              <text:p text:style-name="P1">kies seriëel (zip, tar en tar.gz) of niet-seriëel formaat (map)</text:p>
            </text:list-item>
            <text:list-item>
              <text:p text:style-name="P1">kies checksum algoritme voor manifestbestanden.</text:p>
            </text:list-item>
            <text:list-item>
              <text:p text:style-name="P1">Vink aan of een bag 'holey' is. Dat wil zeggen dat de payloads niet zullen opgenomen worden in de bag. Een bestand fetch.txt wordt gecreëerd met daarin de namen, en de locaties online waar de inhoud zich bevindt. Waar die bestanden zich bevinden, kan je aangeven door 'baseurl' op te geven. Die bestanden uit de lijst fetch.txt moeten gedownload worden, en aan de payloads toegevoegd vooraleer de validatie kan starten. Zo wordt de payload data/test.jpg toegevoegd aan fetch.txt als “&lt;baseurl&gt;/data/test.jpg”.</text:p>
            </text:list-item>
            <text:list-item>
              <text:p text:style-name="P1">Mappen met enkel het bestand .keep worden mee opgenomen in de payloads, lege mappen niet, conform de bagit specificatie.</text:p>
            </text:list-item>
          </text:list>
        </text:list-item>
        <text:list-item>
          <text:p text:style-name="P1">Pas de bag-info aan:</text:p>
          <text:list>
            <text:list-item>
              <text:p text:style-name="P1">selecteer een veldnaam uit de standaardlijst, of vink 'standard' uit om zelf een veldnaam op te geven. Klik op add om veld en waarde toe te voegen aan de bag-info. Houd ermee rekening dat bagit-specifieke velden zoals Bag-Size, Bagging-Date en Payload-Oxum bij het opslaan steeds overschreven zullen worden.</text:p>
            </text:list-item>
            <text:list-item>
              <text:p text:style-name="P1">Indien bij het aanmaken van de bag een profiel werd geselecteerd, worden de baginfo voorzien van velden met al dan niet vooraf ingevulde waarden. Velden die nog aangevuld moeten worden, worden <text:soft-page-break/>aangeduid. Het profiel controleert of een verplicht veld bestaat, en of de waarde voorkomt in een lijst van toegelaten waarden.</text:p>
            </text:list-item>
          </text:list>
        </text:list-item>
        <text:list-item>
          <text:p text:style-name="P1">Profiel voor baginfo:</text:p>
          <text:list>
            <text:list-item>
              <text:p text:style-name="P1">geschreven in JSON, en ingeladen bij het aanmaken van een nieuwe bag. In zo'n bestand kan je het volgende opgeven:</text:p>
              <text:list>
                <text:list-item>
                  <text:p text:style-name="P1">veldnaam</text:p>
                </text:list-item>
                <text:list-item>
                  <text:p text:style-name="P1">veld is vereist: ja/nee</text:p>
                </text:list-item>
                <text:list-item>
                  <text:p text:style-name="P1">verplichte waarde</text:p>
                </text:list-item>
                <text:list-item>
                  <text:p text:style-name="P1">default waarde</text:p>
                </text:list-item>
                <text:list-item>
                  <text:p text:style-name="P1">mogelijke waarden die het veld mag bevatten.</text:p>
                </text:list-item>
              </text:list>
            </text:list-item>
            <text:list-item>
              <text:p text:style-name="P1">Bij het laden van het profiel wordt de bag-info voorzien van de in het profiel opgegeven velden. Default waarden of verplichte waarden worden vooraf ingevuld. In het geval van een verplichte waarde, wordt het veld read-only gemaakt. Het profiel controleert of alle verplichte velden opgegeven zijn, en de waarden voorkomen in de lijst van toegelaten waarden, indien zo'n lijst is opgegeven in het profiel.</text:p>
            </text:list-item>
            <text:list-item>
              <text:p text:style-name="P1">Validatie profiel is niet noodzakelijk om de bag op te slaan. Het levert wel een waarschuwing op.</text:p>
            </text:list-item>
            <text:list-item>
              <text:p text:style-name="P1">Een extra veld “Profile Name” wordt aan de bag-info toegevoegd, en is read-only.</text:p>
            </text:list-item>
          </text:list>
        </text:list-item>
        <text:list-item>
          <text:p text:style-name="P1">Controleer of bag 'complete' is</text:p>
          <text:list>
            <text:list-item>
              <text:p text:style-name="P1">klik op het icoon 'is bag complete'.</text:p>
            </text:list-item>
            <text:list-item>
              <text:p text:style-name="P1">Controleert of alle verplichte bestanden aanwezig zijn, en alle payloads zoals opgegeven in het manifestbestand.</text:p>
            </text:list-item>
          </text:list>
        </text:list-item>
        <text:list-item>
          <text:p text:style-name="P1">Valideer bag:</text:p>
          <text:list>
            <text:list-item>
              <text:p text:style-name="P1">klik op het icoon 'validate bag'</text:p>
            </text:list-item>
            <text:list-item>
              <text:p text:style-name="P1">controleert of de bag 'complete' is, en controleert de checksums van alle payloads</text:p>
            </text:list-item>
            <text:list-item>
              <text:p text:style-name="P1">geeft een waarschuwing indien het profiel fouten opmerkt in de bag-info.</text:p>
            </text:list-item>
          </text:list>
        </text:list-item>
        <text:list-item>
          <text:p text:style-name="P1">Create Bag in Place:</text:p>
          <text:list>
            <text:list-item>
              <text:p text:style-name="P1">klik op het icoon 'create bag in place'.</text:p>
            </text:list-item>
            <text:list-item>
              <text:p text:style-name="P1">een bestandskiezer verschijnt die je toelaat een map te selecteren. De bestanden in die map worden beschouwd als de payloads van de te creëren bag.</text:p>
            </text:list-item>
            <text:list-item>
              <text:p text:style-name="P1">een seriëel formaat is niet mogelijk, enkel een eenvoudig bagit directory. </text:p>
            </text:list-item>
            <text:list-item>
              <text:p text:style-name="P1"><text:soft-page-break/>vink aan of rekening gehouden moet worden met '.keep'-bestanden. Dat zijn lege bestanden die in lege mappen geplaatst worden, om ervoor te zorgen dat de mappen worden meegeleverd. Lege mappen worden normaal gezien niet opgenomen.</text:p>
            </text:list-item>
          </text:list>
        </text:list-item>
        <text:list-item>
          <text:p text:style-name="P1">Console output handig om na te trekken waar het fout ging</text:p>
        </text:list-item>
        <text:list-item>
          <text:p text:style-name="P1">Mogelijkheid tot vertalen door middel van “messages” in textbestand.</text:p>
        </text:list-item>
        <text:list-item>
          <text:p text:style-name="P1">Bekijk tag files in viewer, in geformateerde modus</text:p>
        </text:list-item>
      </text:list>
      <text:h text:style-name="Heading_20_2" text:outline-level="2">Minpunten</text:h>
      <text:list xml:id="list1975439749" text:style-name="WWNum1">
        <text:list-item>
          <text:p text:style-name="P2">Vertalen niet overal mogelijk. Hier en daar staan nog hardgecodeerde boodschappen in het Engels.</text:p>
        </text:list-item>
        <text:list-item>
          <text:p text:style-name="P2">Bestanden toevoegen is onhandig op enkele vlakken:</text:p>
          <text:list>
            <text:list-item>
              <text:p text:style-name="P2">drag-and-drop van bestanden naar de lijst lukt niet, zowel in Linux als in Windows.</text:p>
            </text:list-item>
            <text:list-item>
              <text:p text:style-name="P2">Bestanden worden steeds rechtstreeks onder de map ‘data’ gevoegd. Er is geen mogelijkheid om een reeks bestanden aan een submap onder ‘data’ toe te wijzen. Verplaatsen van mappen en files in de bestandshiërarchie is ook niet mogelijk.</text:p>
            </text:list-item>
            <text:list-item>
              <text:p text:style-name="P2">Geen mogelijkheid tot ‘mergen’.</text:p>
            </text:list-item>
            <text:list-item>
              <text:p text:style-name="P2">Bestandskiezer geeft de indruk dat het mogelijk is om bestanden uit de lijst te verplaatsen via drag-and-drop, maar wanneer je een element uit de lijst verplaatst, verdwijnt hij bij het loslaten.</text:p>
            </text:list-item>
            <text:list-item>
              <text:p text:style-name="P2">De standaardmap van de bestandskiezer is de root van het bestandsysteem (i.e. C:/). Het zou handiger zijn mocht de laatst geselecteerde map gekozen worden, of – indien de bestandskiezer voor het eerst wordt opgestart – de home directory van de gebruiker. Zowel in Linux als in Windows.</text:p>
            </text:list-item>
            <text:list-item>
              <text:p text:style-name="P2">Optie nodig om te checken of een map gewijzigd is in het bestandsysteem, en dan node in kwestie updaten? Is waarschijnlijk niet wenselijk, zeker als je files in de hiërarchie wilt verplaatsen. De 'reload' optie zou de bestandslijst in de map alleen maar opnieuw vullen met de bestanden die je zonet verplaatst hebt.</text:p>
            </text:list-item>
          </text:list>
        </text:list-item>
        <text:list-item>
          <text:p text:style-name="P2">Baginfo:</text:p>
          <text:list>
            <text:list-item>
              <text:p text:style-name="P2">Profielen zijn bestanden, geschreven in JSON. Geen GUI om zo’n profiel aan te maken of aan te passen. Te technisch dus, hoewel de semantiek heel eenvoudig is.</text:p>
            </text:list-item>
            <text:list-item>
              <text:p text:style-name="P2">De veldnamen van het profiel verschijnen niet in de lijst van toe te voegen velden.</text:p>
            </text:list-item>
            <text:list-item>
              <text:p text:style-name="P2">Profielen niet aanpasbaar eenmaal bag geladen</text:p>
            </text:list-item>
            <text:list-item>
              <text:p text:style-name="P2"><text:soft-page-break/>Betere feedback bij validatie profiel nodig.</text:p>
            </text:list-item>
            <text:list-item>
              <text:p text:style-name="P2">Optie bij profiel toe te voegen: opslaan bij foute profiel-validatie ja/nee.</text:p>
            </text:list-item>
            <text:list-item>
              <text:p text:style-name="P2">Bij het openen van een nieuwe bag kan het profiel gekozen worden. Niet meer daarna.</text:p>
            </text:list-item>
          </text:list>
        </text:list-item>
        <text:list-item>
          <text:p text:style-name="P2">Create bag:</text:p>
          <text:list>
            <text:list-item>
              <text:p text:style-name="P2">Bij 'create bag' wordt er niet gechekt of er een bag open staat. De open bag wordt gewoon gesloten, en wijzingen niet opgeslagen. In dat geval moet er de vraag komen of de bag niet opgeslaan moet worden. </text:p>
            </text:list-item>
          </text:list>
        </text:list-item>
        <text:list-item>
          <text:p text:style-name="P2">Bag in place:</text:p>
          <text:list>
            <text:list-item>
              <text:p text:style-name="P2">Zou net als bij 'create bag' een waarschuwing moeten geven wanneer een openstaande bag gesloten wordt.</text:p>
            </text:list-item>
          </text:list>
        </text:list-item>
        <text:list-item>
          <text:p text:style-name="P2">Holey bag:</text:p>
          <text:list>
            <text:list-item>
              <text:p text:style-name="P2">Begrip van 'holey' komt niet helemaal overeen met de specificatie. 'Holey' betekent gewoon dat bijkomende files gedownload moeten worden, en aan de payloads toegevoegd. Bagger geeft de indruk dat een holey bag geen enkele payload opneemt. Waarschijnlijk bedoelt de auteur dat de bag 'holey' gemaakt wordt door middel van de functie 'makeHoley' uit de bagit library.</text:p>
            </text:list-item>
            <text:list-item>
              <text:p text:style-name="P2">verwarrend: je selecteert eerst bestanden uit het bestandsysteem, of uit je browser, om dan vervolgens aan te geven dat ze niet op je lokale schijf staan, maar elders.</text:p>
            </text:list-item>
            <text:list-item>
              <text:p text:style-name="P2">Misschien beter:</text:p>
              <text:list>
                <text:list-item>
                  <text:p text:style-name="P2">make holey (maak je volledige bag holey)</text:p>
                </text:list-item>
                <text:list-item>
                  <text:p text:style-name="P2">voeg extern bestand toe (url)</text:p>
                </text:list-item>
              </text:list>
            </text:list-item>
          </text:list>
        </text:list-item>
      </text:list>
      <text:h text:style-name="Heading_20_2" text:outline-level="2">TODO</text:h>
      <text:list xml:id="list658937416" text:continue-numbering="true" text:style-name="WWNum1">
        <text:list-item>
          <text:p text:style-name="P2">Vertalen naar Nederlands via configuratiebestand messages.properties.</text:p>
        </text:list-item>
        <text:list-item>
          <text:p text:style-name="P2">Metadata:</text:p>
          <text:list>
            <text:list-item>
              <text:p text:style-name="P2">Toevoegen metadatabestanden via bestandslijst zoals er reeds bestaat voor de payloads en de tagbestanden.</text:p>
            </text:list-item>
            <text:list-item>
              <text:p text:style-name="P2">Validatie metadatabestanden aan bestaande standaarden (EAD, MODS, Dublin Core, MADS en Premis).</text:p>
            </text:list-item>
            <text:list-item>
              <text:p text:style-name="P2">Automatische generatie van mets.xml op basis van de baginfo, manifest en metadata. Meegeleverde mets.xml wordt aangevuld. </text:p>
            </text:list-item>
          </text:list>
        </text:list-item>
        <text:list-item>
          <text:p text:style-name="P2">Bestanden:</text:p>
          <text:list>
            <text:list-item>
              <text:p text:style-name="P2"><text:soft-page-break/>Bestandsherkenning, en controles op bestandstype.</text:p>
            </text:list-item>
            <text:list-item>
              <text:p text:style-name="P2">Bestanden hernoemen volgens patronen (en het gebruiksvriendelijk houden).</text:p>
            </text:list-item>
          </text:list>
        </text:list-item>
        <text:list-item>
          <text:p text:style-name="P2">Profielen baginfo aanmaken via GUI.</text:p>
        </text:list-item>
        <text:list-item>
          <text:p text:style-name="P2">Creëren van bags in batch-mod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adornments="Regular" style:font-pitch="variable" style:font-charset="x-symbol"/>
    <style:font-face style:name="OpenSymbol" svg:font-family="Open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B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nl" fo:country="BE"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2201in" fo:margin-right="0in" fo:margin-top="0in" fo:margin-bottom="0.0835in" fo:text-align="justify" style:justify-single-word="false"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299in" fo:margin-bottom="0.3201in" fo:keep-with-next="always"/>
      <style:text-properties fo:color="#000000"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3in" fo:margin-right="0in" fo:margin-top="0.2in" fo:margin-bottom="0.2in" fo:text-indent="-0.3in" style:auto-text-indent="false" fo:background-color="transparent" fo:keep-with-next="always">
        <style:tab-stops/>
        <style:background-image/>
      </style:paragraph-properties>
      <style:text-properties fo:color="#000000" style:font-name="Cambria" fo:font-size="13pt" fo:font-weight="bold" style:font-size-asian="13pt" style:font-weight-asian="bold" style:font-size-complex="13pt"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Titel_20_Char" style:display-name="Titel Char" style:family="text" style:parent-style-name="Default_20_Paragraph_20_Font"/>
    <style:style style:name="Kop_20_1_20_Char" style:display-name="Kop 1 Char" style:family="text" style:parent-style-name="Default_20_Paragraph_20_Font"/>
    <style:style style:name="Kop_20_2_20_Char" style:display-name="Kop 2 Cha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2">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tarSymbol"/>
      </text:list-level-style-bullet>
      <text:list-level-style-bullet text:level="2" text:style-name="Bullet_20_Symbols" style:num-suffix="o" text:bullet-char="•">
        <style:list-level-properties text:list-level-position-and-space-mode="label-alignment">
          <style:list-level-label-alignment text:label-followed-by="listtab" text:list-tab-stop-position="0.25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StarSymbol"/>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meta:initial-creator>
    <dc:creator>Administrator </dc:creator>
    <meta:editing-cycles>135</meta:editing-cycles>
    <meta:creation-date>2012-06-17T20:32:00</meta:creation-date>
    <dc:date>2012-06-27T16:05:57</dc:date>
    <meta:editing-duration>PT03H50M08S</meta:editing-duration>
    <meta:generator>OpenOffice.org/3.2$Unix OpenOffice.org_project/320m12$Build-9483</meta:generator>
    <meta:document-statistic meta:table-count="0" meta:image-count="0" meta:object-count="0" meta:page-count="5" meta:paragraph-count="81" meta:word-count="1196" meta:character-count="7129"/>
    <meta:template xlink:type="simple" xlink:actuate="onRequest" xlink:title="Normal.dotm" xlink:href=""/>
  </office:meta>
</office:document-meta>
</file>